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text:tab/>Higher education in China</text:p>
      <text:p text:style-name="Normal"><text:tab/>Higher education in China centers on a system of more than 2000 universities and colleges, with lots of millions of students. System includes Bachelor's Master's and Doctoral degrees, as well as non-degree programs. It is noteworthy saying that system of higher education in China is open to foreign students. The Ministry of Education of the People's Republic of China this is a government authority for all matters pertaining to education and language.</text:p>
      <text:p text:style-name="Normal"><text:tab/>The traditional Chinese education system is based on Legalistic and Confucian ideas. The teaching of Confucius has shaped the overall Chinese mindset for the past 2500 years. But after the First Opium War of 1840 became more open for international influence, that impacted the higher education system and curriculum.</text:p>
      <text:p text:style-name="Normal"><text:tab/>Soviet influence in the early 1950s brought all higher education under government leadership. Research was separated from teaching. The government also introduced a central plan for a nationally unified instruction system, i.e. texts, syllabi, etc. The impact of this shift can still be seen today. Chinese higher education continues its struggle with excessive departmentalization, segmentation, and overspecialization in particular.</text:p>
      <text:p text:style-name="Normal"><text:tab/>From the 1980s on, Chinese higher education has undergone a series of reforms that have slowly brought improvement. Universities now have much more autonomy in administration and in choosing curriculum, as well as ability to maintain their own exchange programs.</text:p>
      <text:p text:style-name="Normal"><text:tab/>In China higher education is divided on state-owned Higher Education Institutions (HEIs) and the private once. Due to great impact of socialism ideology state-owned institutions are considered more prestigious in correlation with Western Europe. Another advantage of government-owned institutions is that they are more likely would get financial support from government.</text:p>
      <text:p text:style-name="Normal"><text:tab/>Compared with state-owned universities, private universities’ development is in an awkward position. But its growth is boosted as system of state HEIs could not meet demands of all applicants, there is too many to maintain. So private institutions main auditory are people who were not able to enter state HEIs and could not afford education abroad. Another huge problem of private HEIs is that their diplomas are not admitted officially by authorities in PRC.</text:p>
      <text:p text:style-name="Normal"><text:tab/>To enter HEIs in China you have to pass National Higher Education Entrance Examination. Regional education development imbalance leads to the different treatment of students from different regions. Enrollment rules in China are based on the scores, but a given university's minimum score threshold varies depending on the province an applicant is from and the degree of competition in applicants from the province. So enrollment competition could get extremely fierce depending on the university’s enrollment plan.</text:p>
      <text:p text:style-name="Normal"><text:tab/>Compared with commonwealth countries’ tuition, tuition of China’s higher education is relatively inexpensive. Nevertheless, the Chinese per capita income is much lower than western countries, so there are still some students from rural and mountainous areas facing funding problems. Chinese government has taken some measures to ensure the smooth enrollment of this group, like students loans, part-time jobs within campus, etc. It seldom has the news that some college students discontinue studies because of lacking of tuition or living cos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